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Numbering_20_123">
      <style:text-properties officeooo:rsid="000298ae" officeooo:paragraph-rsid="000298ae"/>
    </style:style>
    <style:style style:name="P2" style:family="paragraph" style:parent-style-name="Standard" style:list-style-name="Numbering_20_123">
      <style:text-properties officeooo:rsid="00031ca8" officeooo:paragraph-rsid="00031ca8"/>
    </style:style>
    <style:style style:name="P3" style:family="paragraph" style:parent-style-name="Standard" style:list-style-name="Numbering_20_123">
      <style:text-properties officeooo:rsid="0003decd" officeooo:paragraph-rsid="0003decd"/>
    </style:style>
    <style:style style:name="P4" style:family="paragraph" style:parent-style-name="Standard" style:list-style-name="Numbering_20_123">
      <style:text-properties officeooo:rsid="0005405d" officeooo:paragraph-rsid="0005405d"/>
    </style:style>
    <style:style style:name="P5" style:family="paragraph" style:parent-style-name="Standard" style:list-style-name="Numbering_20_123">
      <style:text-properties officeooo:rsid="0005b815" officeooo:paragraph-rsid="0005b815"/>
    </style:style>
    <style:style style:name="P6" style:family="paragraph" style:parent-style-name="Standard" style:list-style-name="Numbering_20_123">
      <style:text-properties officeooo:rsid="00062ff1" officeooo:paragraph-rsid="00062ff1"/>
    </style:style>
    <style:style style:name="T1" style:family="text">
      <style:text-properties officeooo:rsid="000540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74884210" text:style-name="Numbering_20_123">
        <text:list-item>
          <text:p text:style-name="P1">aggregators (object)</text:p>
          <text:list>
            <text:list-item>
              <text:p text:style-name="P1"/>
            </text:list-item>
          </text:list>
        </text:list-item>
        <text:list-item>
          <text:p text:style-name="P1">offset (int)</text:p>
        </text:list-item>
        <text:list-item>
          <text:p text:style-name="P1">results (array)</text:p>
          <text:list>
            <text:list-item>
              <text:p text:style-name="P1">context (object)</text:p>
              <text:list>
                <text:list-item>
                  <text:p text:style-name="P2">signaled</text:p>
                </text:list-item>
              </text:list>
            </text:list-item>
            <text:list-item>
              <text:p text:style-name="P1">_meta (object)</text:p>
              <text:list>
                <text:list-item>
                  <text:p text:style-name="P3">ranker (object)</text:p>
                  <text:list>
                    <text:list-item>
                      <text:p text:style-name="P3">@type (string)</text:p>
                    </text:list-item>
                    <text:list-item>
                      <text:p text:style-name="P3">rank (int)</text:p>
                    </text:list-item>
                    <text:list-item>
                      <text:p text:style-name="P3">score</text:p>
                    </text:list-item>
                    <text:list-item>
                      <text:p text:style-name="P3">and (array)</text:p>
                      <text:list>
                        <text:list-item>
                          <text:p text:style-name="P3">@type (string)</text:p>
                        </text:list-item>
                        <text:list-item>
                          <text:p text:style-name="P3">rank (int)</text:p>
                        </text:list-item>
                        <text:list-item>
                          <text:p text:style-name="P3">scorer (string)</text:p>
                        </text:list-item>
                        <text:list-item>
                          <text:p text:style-name="P3">score</text:p>
                        </text:list-item>
                        <text:list-item>
                          <text:p text:style-name="P3">input (object)</text:p>
                          <text:list>
                            <text:list-item>
                              <text:p text:style-name="P3">criteria</text:p>
                            </text:list-item>
                            <text:list-item>
                              <text:p text:style-name="P3">person (object)</text:p>
                              <text:list>
                                <text:list-item>
                                  <text:p text:style-name="P3">weight (int)</text:p>
                                </text:list-item>
                                <text:list-item>
                                  <text:p text:style-name="P3">completion (int)</text:p>
                                </text:list-item>
                                <text:list-item>
                                  <text:p text:style-name="P3">grammar (int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filter (object)</text:p>
                  <text:list>
                    <text:list-item>
                      <text:p text:style-name="P3">@type (string)</text:p>
                    </text:list-item>
                    <text:list-item>
                      <text:p text:style-name="P3">pass (boolean)</text:p>
                    </text:list-item>
                    <text:list-item>
                      <text:p text:style-name="P3">id (string)</text:p>
                    </text:list-item>
                    <text:list-item>
                      <text:p text:style-name="P3">input (object)</text:p>
                      <text:list>
                        <text:list-item>
                          <text:p text:style-name="P3">criteria (object)</text:p>
                          <text:list>
                            <text:list-item>
                              <text:p text:style-name="P3">opento (string)</text:p>
                            </text:list-item>
                          </text:list>
                        </text:list-item>
                        <text:list-item>
                          <text:p text:style-name="P3">person (object)</text:p>
                          <text:list>
                            <text:list-item>
                              <text:p text:style-name="P3">opento (array <text:span text:style-name="T1">of strings</text:span>)</text:p>
                              <text:list>
                                <text:list-item>
                                  <text:p text:style-name="P3">“<text:span text:style-name="T1">advising”, “freelance-gigs”, “hiring”, “mentoring”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compensations (object)</text:p>
              <text:list>
                <text:list-item>
                  <text:p text:style-name="P4">freelancer (object)</text:p>
                  <text:list>
                    <text:list-item>
                      <text:p text:style-name="P4">amount (int)</text:p>
                    </text:list-item>
                    <text:list-item>
                      <text:p text:style-name="P4">currency (string)</text:p>
                    </text:list-item>
                    <text:list-item>
                      <text:p text:style-name="P4">periodicity (string)</text:p>
                    </text:list-item>
                  </text:list>
                </text:list-item>
                <text:list-item>
                  <text:p text:style-name="P5">employee (object)</text:p>
                  <text:list>
                    <text:list-item>
                      <text:p text:style-name="P5">amount (int)</text:p>
                    </text:list-item>
                    <text:list-item>
                      <text:p text:style-name="P5">currency (string)</text:p>
                    </text:list-item>
                    <text:list-item>
                      <text:p text:style-name="P5">periodicity (string)</text:p>
                    </text:list-item>
                  </text:list>
                </text:list-item>
                <text:list-item>
                  <text:p text:style-name="P6">intern (object)</text:p>
                  <text:list>
                    <text:list-item>
                      <text:p text:style-name="P6">amount (int)</text:p>
                    </text:list-item>
                    <text:list-item>
                      <text:p text:style-name="P6">currency (string)</text:p>
                    </text:list-item>
                    <text:list-item>
                      <text:p text:style-name="P6">periodicity (string)</text:p>
                    </text:list-item>
                  </text:list>
                </text:list-item>
              </text:list>
            </text:list-item>
            <text:list-item>
              <text:p text:style-name="P1">locationName (string)</text:p>
            </text:list-item>
            <text:list-item>
              <text:p text:style-name="P1">name (string)</text:p>
            </text:list-item>
            <text:list-item>
              <text:p text:style-name="P1">openTo (array <text:span text:style-name="T1">of strings</text:span>)</text:p>
            </text:list-item>
            <text:list-item>
              <text:p text:style-name="P1">picture (string)</text:p>
            </text:list-item>
            <text:list-item>
              <text:p text:style-name="P1"><text:soft-page-break/>professionalHeadline (string)</text:p>
            </text:list-item>
            <text:list-item>
              <text:p text:style-name="P1">remoter (boolean)</text:p>
            </text:list-item>
            <text:list-item>
              <text:p text:style-name="P1">skills (array)</text:p>
              <text:list>
                <text:list-item>
                  <text:p text:style-name="P5">name (string)</text:p>
                </text:list-item>
                <text:list-item>
                  <text:p text:style-name="P5">weight (float)</text:p>
                </text:list-item>
              </text:list>
            </text:list-item>
            <text:list-item>
              <text:p text:style-name="P1">subjectId (string)</text:p>
            </text:list-item>
            <text:list-item>
              <text:p text:style-name="P1">username (string)</text:p>
            </text:list-item>
            <text:list-item>
              <text:p text:style-name="P1">verified (boolean)</text:p>
            </text:list-item>
            <text:list-item>
              <text:p text:style-name="P1">weight (float)</text:p>
            </text:list-item>
          </text:list>
        </text:list-item>
        <text:list-item>
          <text:p text:style-name="P1">size (int)</text:p>
        </text:list-item>
        <text:list-item>
          <text:p text:style-name="P1">total (int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4T22:59:32.207234983</meta:creation-date>
    <dc:date>2020-12-15T09:33:51.340013374</dc:date>
    <meta:editing-duration>PT29M29S</meta:editing-duration>
    <meta:editing-cycles>4</meta:editing-cycles>
    <meta:generator>LibreOffice/7.0.3.1$Linux_X86_64 LibreOffice_project/00$Build-1</meta:generator>
    <meta:document-statistic meta:table-count="0" meta:image-count="0" meta:object-count="0" meta:page-count="2" meta:paragraph-count="60" meta:word-count="180" meta:character-count="1358" meta:non-whitespace-character-count="1297"/>
  </office:meta>
</office:document-meta>
</file>